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6">
            <text:p>Hel-376</text:p>
          </table:table-cell>
          <table:table-cell office:value-type="float" office:value="60.19">
            <text:p>60.19</text:p>
          </table:table-cell>
          <table:table-cell office:value-type="float" office:value="23.28">
            <text:p>23.28</text:p>
          </table:table-cell>
          <table:table-cell office:value-type="float" office:value="3080.0">
            <text:p>308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6">
            <text:p>20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1989">
            <text:p>Hel-1989</text:p>
          </table:table-cell>
          <table:table-cell office:value-type="float" office:value="59.96">
            <text:p>59.96</text:p>
          </table:table-cell>
          <table:table-cell office:value-type="float" office:value="23.32">
            <text:p>23.32</text:p>
          </table:table-cell>
          <table:table-cell office:value-type="float" office:value="4170.0">
            <text:p>41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26">
            <text:p>16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olonenTolonen1988,RosentauEtal2021">
            <text:p>TolonenTolonen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2">
            <text:p>GrN-19942</text:p>
          </table:table-cell>
          <table:table-cell office:value-type="float" office:value="60.09">
            <text:p>60.09</text:p>
          </table:table-cell>
          <table:table-cell office:value-type="float" office:value="23.24">
            <text:p>23.24</text:p>
          </table:table-cell>
          <table:table-cell office:value-type="float" office:value="4460.0">
            <text:p>446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96">
            <text:p>24.9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36">
            <text:p>Hel-736</text:p>
          </table:table-cell>
          <table:table-cell office:value-type="float" office:value="60.09">
            <text:p>60.09</text:p>
          </table:table-cell>
          <table:table-cell office:value-type="float" office:value="22.77">
            <text:p>22.77</text:p>
          </table:table-cell>
          <table:table-cell office:value-type="float" office:value="4130.0">
            <text:p>413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0">
            <text:p>GrN-19940</text:p>
          </table:table-cell>
          <table:table-cell office:value-type="float" office:value="60.02">
            <text:p>60.02</text:p>
          </table:table-cell>
          <table:table-cell office:value-type="float" office:value="23.15">
            <text:p>23.15</text:p>
          </table:table-cell>
          <table:table-cell office:value-type="float" office:value="6605.0">
            <text:p>6605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76">
            <text:p>38.7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52">
            <text:p>GrN-19652</text:p>
          </table:table-cell>
          <table:table-cell office:value-type="float" office:value="60.13">
            <text:p>60.13</text:p>
          </table:table-cell>
          <table:table-cell office:value-type="float" office:value="23.22">
            <text:p>23.22</text:p>
          </table:table-cell>
          <table:table-cell office:value-type="float" office:value="5770.0">
            <text:p>57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56">
            <text:p>35.5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1536">
            <text:p>Su-1536</text:p>
          </table:table-cell>
          <table:table-cell office:value-type="float" office:value="60.1">
            <text:p>60.1</text:p>
          </table:table-cell>
          <table:table-cell office:value-type="float" office:value="23.61">
            <text:p>23.61</text:p>
          </table:table-cell>
          <table:table-cell office:value-type="float" office:value="7070.0">
            <text:p>707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26">
            <text:p>38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istaniemiGluckert1988,RosentauEtal2021">
            <text:p>RistaniemiGluckert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3">
            <text:p>GrN-19643</text:p>
          </table:table-cell>
          <table:table-cell office:value-type="float" office:value="60.13">
            <text:p>60.13</text:p>
          </table:table-cell>
          <table:table-cell office:value-type="float" office:value="23.24">
            <text:p>23.24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76">
            <text:p>29.7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58">
            <text:p>Hel-658</text:p>
          </table:table-cell>
          <table:table-cell office:value-type="float" office:value="60.18">
            <text:p>60.18</text:p>
          </table:table-cell>
          <table:table-cell office:value-type="float" office:value="22.62">
            <text:p>22.62</text:p>
          </table:table-cell>
          <table:table-cell office:value-type="float" office:value="5490.0">
            <text:p>549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672">
            <text:p>Su-672</text:p>
          </table:table-cell>
          <table:table-cell office:value-type="float" office:value="60.49">
            <text:p>60.49</text:p>
          </table:table-cell>
          <table:table-cell office:value-type="float" office:value="23.69">
            <text:p>23.69</text:p>
          </table:table-cell>
          <table:table-cell office:value-type="float" office:value="9670.0">
            <text:p>96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8.0">
            <text:p>11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a,RosentauEtal2021">
            <text:p>Gluckert1978a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286">
            <text:p>Hel-286</text:p>
          </table:table-cell>
          <table:table-cell office:value-type="float" office:value="60.21">
            <text:p>60.21</text:p>
          </table:table-cell>
          <table:table-cell office:value-type="float" office:value="23.63">
            <text:p>23.63</text:p>
          </table:table-cell>
          <table:table-cell office:value-type="float" office:value="8740.0">
            <text:p>8740.0</text:p>
          </table:table-cell>
          <table:table-cell office:value-type="float" office:value="280.0">
            <text:p>2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26">
            <text:p>42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69">
            <text:p>Hel-669</text:p>
          </table:table-cell>
          <table:table-cell office:value-type="float" office:value="60.09">
            <text:p>60.09</text:p>
          </table:table-cell>
          <table:table-cell office:value-type="float" office:value="23.04">
            <text:p>23.04</text:p>
          </table:table-cell>
          <table:table-cell office:value-type="float" office:value="6280.0">
            <text:p>628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26">
            <text:p>Hel-726</text:p>
          </table:table-cell>
          <table:table-cell office:value-type="float" office:value="60.07">
            <text:p>60.07</text:p>
          </table:table-cell>
          <table:table-cell office:value-type="float" office:value="22.43">
            <text:p>22.43</text:p>
          </table:table-cell>
          <table:table-cell office:value-type="float" office:value="7150.0">
            <text:p>71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9">
            <text:p>GrN-19639</text:p>
          </table:table-cell>
          <table:table-cell office:value-type="float" office:value="60.2">
            <text:p>60.2</text:p>
          </table:table-cell>
          <table:table-cell office:value-type="float" office:value="23.33">
            <text:p>23.33</text:p>
          </table:table-cell>
          <table:table-cell office:value-type="float" office:value="6080.0">
            <text:p>608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26">
            <text:p>35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7">
            <text:p>GrN-19637</text:p>
          </table:table-cell>
          <table:table-cell office:value-type="float" office:value="60.07">
            <text:p>60.07</text:p>
          </table:table-cell>
          <table:table-cell office:value-type="float" office:value="23.49">
            <text:p>23.49</text:p>
          </table:table-cell>
          <table:table-cell office:value-type="float" office:value="7990.0">
            <text:p>799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16">
            <text:p>41.1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4">
            <text:p>GrN-19634</text:p>
          </table:table-cell>
          <table:table-cell office:value-type="float" office:value="60.19">
            <text:p>60.19</text:p>
          </table:table-cell>
          <table:table-cell office:value-type="float" office:value="22.98">
            <text:p>22.98</text:p>
          </table:table-cell>
          <table:table-cell office:value-type="float" office:value="7450.0">
            <text:p>745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4.77">
            <text:p>44.7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5">
            <text:p>Hel-375</text:p>
          </table:table-cell>
          <table:table-cell office:value-type="float" office:value="60.28">
            <text:p>60.28</text:p>
          </table:table-cell>
          <table:table-cell office:value-type="float" office:value="23.32">
            <text:p>23.32</text:p>
          </table:table-cell>
          <table:table-cell office:value-type="float" office:value="3680.0">
            <text:p>368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27">
            <text:p>46.2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1">
            <text:p>GrN-19641</text:p>
          </table:table-cell>
          <table:table-cell office:value-type="float" office:value="60.11">
            <text:p>60.11</text:p>
          </table:table-cell>
          <table:table-cell office:value-type="float" office:value="23.44">
            <text:p>23.44</text:p>
          </table:table-cell>
          <table:table-cell office:value-type="float" office:value="5930.0">
            <text:p>59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6">
            <text:p>33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